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s:</text:p>
      <text:list xml:id="list1227832886586804957" text:style-name="L1">
        <text:list-item>
          <text:p text:style-name="P1">Anpassung der KI Vererbung</text:p>
        </text:list-item>
        <text:list-item>
          <text:p text:style-name="P1">Generische Animationen einbauen</text:p>
        </text:list-item>
        <text:list-item>
          <text:p text:style-name="P1">Skills und Behaviour überlegen (KI und Spieler) + Video Moodboard aus anderen Spielen </text:p>
        </text:list-item>
        <text:list-item>
          <text:p text:style-name="P2">Kampfsystem Woche:</text:p>
          <text:list>
            <text:list-item>
              <text:p text:style-name="P1">Besprechung Kampfsystem</text:p>
            </text:list-item>
            <text:list-item>
              <text:p text:style-name="P1">Kombobreaker ausarbeiten</text:p>
            </text:list-item>
            <text:list-item>
              <text:p text:style-name="P1">Skill Interaktion erstellen (KI &lt;–&gt; KI, KI &lt; -&gt; Player)</text:p>
            </text:list-item>
            <text:list-item>
              <text:p text:style-name="P1">KI Variation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2T17:17:04.15</meta:creation-date>
    <meta:document-statistic meta:table-count="0" meta:image-count="0" meta:object-count="0" meta:page-count="1" meta:paragraph-count="9" meta:word-count="47" meta:character-count="291"/>
    <dc:date>2019-09-22T17:59:10.47</dc:date>
    <meta:editing-duration>PT26M56S</meta:editing-duration>
    <meta:editing-cycles>1</meta:editing-cycles>
    <meta:generator>OpenOffice/4.1.6$Win32 OpenOffice.org_project/416m1$Build-9790</meta:generator>
  </office:meta>
</office:document-meta>
</file>